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officeooo:rsid="000b847f"/>
    </style:style>
    <style:style style:name="P2" style:family="paragraph" style:parent-style-name="Standard">
      <style:text-properties style:text-line-through-style="none" style:text-line-through-type="none" officeooo:rsid="000de0f7" officeooo:paragraph-rsid="000de0f7"/>
    </style:style>
    <style:style style:name="P3" style:family="paragraph" style:parent-style-name="Standard">
      <style:text-properties style:text-line-through-style="none" style:text-line-through-type="none" officeooo:rsid="000ebdc5" officeooo:paragraph-rsid="000ebdc5"/>
    </style:style>
    <style:style style:name="P4" style:family="paragraph" style:parent-style-name="Standard">
      <style:text-properties style:text-line-through-style="none" style:text-line-through-type="none" officeooo:rsid="000ebdc5" officeooo:paragraph-rsid="0012144f"/>
    </style:style>
    <style:style style:name="P5" style:family="paragraph" style:parent-style-name="Standard">
      <style:text-properties style:text-line-through-style="none" style:text-line-through-type="none" officeooo:rsid="00102e84" officeooo:paragraph-rsid="00102e84"/>
    </style:style>
    <style:style style:name="P6" style:family="paragraph" style:parent-style-name="Standard">
      <style:text-properties style:text-line-through-style="none" style:text-line-through-type="none" officeooo:rsid="0012144f" officeooo:paragraph-rsid="0012144f"/>
    </style:style>
    <style:style style:name="T1" style:family="text">
      <style:text-properties officeooo:rsid="00088785"/>
    </style:style>
    <style:style style:name="T2" style:family="text">
      <style:text-properties officeooo:rsid="000a0e9d"/>
    </style:style>
    <style:style style:name="T3" style:family="text">
      <style:text-properties officeooo:rsid="000ebdc5"/>
    </style:style>
    <style:style style:name="T4" style:family="text">
      <style:text-properties officeooo:rsid="001214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Commentaire In104</text:span></text:p>
      <text:p text:style-name="Standard"/>
      <text:p text:style-name="Standard">- <text:span text:style-name="T1">on a fait un tableau pour le dictionnaire au départ, jusqu’à se rendre compte que c</text:span><text:span text:style-name="T3">a marchait mal et c’était assez compliqué</text:span></text:p>
      <text:p text:style-name="Standard">- <text:span text:style-name="T1">on se sert de scanf(’%s’) plutôt que de scanf(‘%5c’) pour en profiter pour dire à l’utilisateur pourquoi ca marche pas plutôt que de le laisser dans l’inconnu</text:span></text:p>
      <text:p text:style-name="Standard">-<text:span text:style-name="T2">Problème sur l’initialisation, il faut d’abord initialiser la mémoire avant de modifier</text:span></text:p>
      <text:p text:style-name="P1">-On utilisait la fonction mot_valide pour vérifier que le mot choisi dans le dico faisait bien 5 lettres, mais en fait ça nous faisait relire le dictionnaire à chaque fois, ce qui prenait bcp de temps sans raison, c’était bien mieux de recoder les qques lignes pour vérifier la taille du mot </text:p>
      <text:p text:style-name="P1"/>
      <text:p text:style-name="P2">Stratégies ordinateur :</text:p>
      <text:p text:style-name="P2">Première stratégie, la plus simple : essayer 6 mots valides aléatoirement du dictionnaire</text:p>
      <text:p text:style-name="P6">Deuxième stratégie :</text:p>
      <text:p text:style-name="P2">Deuxième stratégie : P<text:span text:style-name="T4">r</text:span><text:span text:style-name="T3">endre aléatoirement un mot <text:tab/>compatible en prenant en compte les lettres bien <text:tab/>placées uniquement</text:span></text:p>
      <text:p text:style-name="P3">Deuxième stratégie bis : Faire la même chose en <text:span text:style-name="T4">partant d’un mot optimal</text:span></text:p>
      <text:p text:style-name="P4">Deuxième stratégie <text:span text:style-name="T4">ter</text:span>: Faire la même chose en supprimant si une lettre mal placé n’existe pas <text:tab/>dans le mot choisi</text:p>
      <text:p text:style-name="P2"><text:span text:style-name="T3">Troisième stratégie : </text:span><text:tab/><text:span text:style-name="T3">Regarder la fréquence des lettres dans les mots</text:span></text:p>
      <text:p text:style-name="P5">Quatrième stratégie : Entrainer une ia sur un dictionnaire à partir des mots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57:56.549172718</meta:creation-date>
    <dc:date>2022-05-03T15:32:00.677617575</dc:date>
    <meta:editing-duration>PT1H23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10" meta:character-count="1267" meta:non-whitespace-character-count="1064"/>
  </office:meta>
</office:document-meta>
</file>